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erver response &lt;--{"Right":{"commandType":"Login","loginStatus":"UserExists","login":{"lastLoginTime":"2015-11-16T13:18:52.658Z","lastName":"test","locale":null,"password":"test","firstName":"test","nickName":"test"}}}</text:p>
          </table:table-cell>
        </table:table-row>
        <table:table-row table:style-name="ro2">
          <table:table-cell office:value-type="string" calcext:value-type="string">
            <text:p>Handling login response: {'commandType': 'Login', 'login': {'lastName': 'test', 'password': 'test', 'firstName': 'test', 'lastLoginTime': '2015-11-16T13:18:52.658Z', 'nickName': 'test', 'locale': None}, 'loginStatus': 'UserExists'}</text:p>
          </table:table-cell>
        </table:table-row>
        <table:table-row table:style-name="ro2">
          <table:table-cell office:value-type="string" calcext:value-type="string">
            <text:p>Reply --&gt; {'commandType': 'UserLoggedIn', 'userName': 'test', 'nickName': 'test'}</text:p>
          </table:table-cell>
        </table:table-row>
        <table:table-row table:style-name="ro2">
          <table:table-cell office:value-type="string" calcext:value-type="string">
            <text:p>Server response &lt;--{"userName":"test","commandType":"UserLoggedIn"}</text:p>
          </table:table-cell>
        </table:table-row>
        <table:table-row table:style-name="ro2">
          <table:table-cell office:value-type="string" calcext:value-type="string">
            <text:p>Reply --&gt; {'commandType': 'SelectAllCompanies', 'nickName': 'test'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Not handling {'to': 'test@test.org', 'commandType': 'SendMessage', 'privateMessage': 'This is the first message', 'from': 'test@test.org', 'sentTime': '2015-03-29T17:03:29.74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Not handling {'to': 'test@test.org', 'commandType': 'SendMessage', 'privateMessage': 'This is the second message', 'from': 'test@test.org', 'sentTime': '2015-03-29T23:18:39.762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', 'from': 'test', 'sentTime': '2015-03-31T03:05:10.16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more testing', 'from': 'test', 'sentTime': '2015-03-31T04:28:28.589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Not handling {'to': '', 'commandType': 'SendMessage', 'privateMessage': 'Hello', 'from': '', 'sentTime': '2015-04-01T03:53:49.52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some more tets', 'from': 'test', 'sentTime': '2015-04-01T04:08:37.627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anothe rtest', 'from': 'test', 'sentTime': '2015-04-01T04:08:40.899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spellcheck would be nice.', 'from': 'test', 'sentTime': '2015-04-01T04:08:45.377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Not handling {'to': 'abc', 'commandType': 'SendMessage', 'privateMessage': 'Hi', 'from': 'abc', 'sentTime': '2015-04-01T13:08:56.56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i from me', 'from': 'dinkar', 'sentTime': '2015-04-01T13:14:57.92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i am in again', 'from': 'test', 'sentTime': '2015-04-01T13:15:22.88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duplicates', 'from': 'dinkar', 'sentTime': '2015-04-01T13:15:43.149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Not handling {'to': 'jeff', 'commandType': 'SendMessage', 'privateMessage': 'Hell', 'from': 'jeff', 'sentTime': '2015-04-02T11:24:25.463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Not handling {'to': 'ets', 'commandType': 'SendMessage', 'privateMessage': 'aouuou', 'from': 'ets', 'sentTime': '2015-04-04T00:03:57.037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Not handling {'to': 'abcd', 'commandType': 'SendMessage', 'privateMessage': 'hello', 'from': 'abcd', 'sentTime': '2015-04-07T23:28:04.51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04-14T23:24:35.869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04-14T23:24:43.462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 again', 'from': 'test', 'sentTime': '2015-04-22T11:45:19.98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04-22T22:44:16.722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 again', 'from': 'test', 'sentTime': '2015-04-23T23:31:18.373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test', 'from': 'test', 'sentTime': '2015-05-03T19:09:57.861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 ', 'from': 'test', 'sentTime': '2015-05-03T19:11:13.441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05-15T23:26:45.107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05-29T23:11:29.86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06-02T22:42:31.531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 there', 'from': 'test', 'sentTime': '2015-06-06T17:15:30.28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ello room', 'from': 'dinkar', 'sentTime': '2015-06-12T00:23:23.547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 there', 'from': 'test', 'sentTime': '2015-06-12T00:23:41.614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ello', 'from': 'dinkar', 'sentTime': '2015-07-09T23:31:03.559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07-30T12:30:31.70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i again', 'from': 'dinkar', 'sentTime': '2015-07-30T12:30:57.672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ello', 'from': 'dinkar', 'sentTime': '2015-07-31T23:34:20.694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ello', 'from': 'dinkar', 'sentTime': '2015-08-14T12:52:08.613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10-17T14:39:01.56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 hello hello', 'from': 'test', 'sentTime': '2015-10-17T14:39:14.97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more of this hello.', 'from': 'test', 'sentTime': '2015-10-17T14:39:22.97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11-02T18:47:17.53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', 'from': 'test', 'sentTime': '2015-11-02T18:47:24.10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 again', 'from': 'test', 'sentTime': '2015-11-02T18:47:25.82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11-07T00:25:42.54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11-07T00:25:52.00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i', 'from': 'dinkar', 'sentTime': '2015-11-07T00:26:22.74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', 'from': 'test', 'sentTime': '2015-11-07T00:27:12.89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Not handling {'to': 'r3d1', 'commandType': 'SendMessage', 'privateMessage': 'hello', 'from': 'r3d1', 'sentTime': '2015-11-12T14:20:41.74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Not handling {'to': 'r3d1', 'commandType': 'SendMessage', 'privateMessage': 'hi again', 'from': 'r3d1', 'sentTime': '2015-11-12T14:21:26.889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test', 'from': 'test', 'sentTime': '2015-11-16T13:51:04.431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11-16T13:59:01.81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12-06T20:15:22.02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12-06T20:16:54.936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ello from me', 'from': 'dinkar', 'sentTime': '2015-12-06T20:17:11.62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12-29T14:08:22.42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', 'from': 'test', 'sentTime': '2015-12-29T14:08:22.80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another hello', 'from': 'test', 'sentTime': '2015-12-29T14:08:40.043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12-29T14:08:43.304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lo', 'from': 'test', 'sentTime': '2015-12-29T14:08:52.358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i', 'from': 'test', 'sentTime': '2015-12-29T14:08:55.79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Help', 'from': 'test', 'sentTime': '2015-12-29T14:11:38.287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Test', 'from': 'test', 'sentTime': '2015-12-30T13:29:03.560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Not handling {'to': 'test', 'commandType': 'SendMessage', 'privateMessage': 'Another test', 'from': 'test', 'sentTime': '2015-12-30T13:29:24.52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Not handling {'to': 'dinkar', 'commandType': 'SendMessage', 'privateMessage': 'Hello', 'from': 'dinkar', 'sentTime': '2016-01-08T01:53:33.595Z', 'destination': {'tag': 'Broadcast', 'contents': []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Server response &lt;--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0:49:15.97141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19T10:52:00.366115877</dc:date>
    <meta:editing-duration>P3DT16H55M32S</meta:editing-duration>
    <meta:editing-cycles>108</meta:editing-cycles>
    <meta:generator>LibreOffice/4.2.8.2$Linux_X86_64 LibreOffice_project/420m0$Build-2</meta:generator>
    <meta:document-statistic meta:table-count="3" meta:cell-count="279" meta:object-count="2"/>
  </office:meta>
</office:document-meta>
</file>